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5pt" fo:language="en" fo:country="US" style:text-underline-style="solid" style:text-underline-width="auto" style:text-underline-color="font-color" officeooo:rsid="0014ebef" officeooo:paragraph-rsid="0014ebef" style:font-size-asian="15pt" style:font-size-complex="15pt"/>
    </style:style>
    <style:style style:name="P2" style:family="paragraph" style:parent-style-name="Standard">
      <style:text-properties style:font-name="Liberation Serif" fo:font-size="15pt" fo:language="en" fo:country="US" style:text-underline-style="none" officeooo:rsid="0014ebef" officeooo:paragraph-rsid="0014ebef" style:font-size-asian="15pt" style:font-size-complex="15pt"/>
    </style:style>
    <style:style style:name="P3" style:family="paragraph" style:parent-style-name="Standard">
      <style:text-properties style:font-name="Liberation Serif" fo:font-size="15pt" fo:language="en" fo:country="US" style:text-underline-style="none" officeooo:rsid="0016c3b1" officeooo:paragraph-rsid="0016c3b1" style:font-size-asian="15pt" style:font-size-complex="15pt"/>
    </style:style>
    <style:style style:name="P4" style:family="paragraph" style:parent-style-name="Standard">
      <style:text-properties style:font-name="Liberation Serif" fo:font-size="15pt" officeooo:paragraph-rsid="0014ebef" style:font-size-asian="15pt" style:font-size-complex="15pt"/>
    </style:style>
    <style:style style:name="T1" style:family="text">
      <style:text-properties fo:font-variant="normal" fo:text-transform="none" fo:color="#404040" fo:letter-spacing="normal" fo:language="en" fo:country="US" fo:font-style="normal" style:text-underline-style="none" fo:font-weight="bold" officeooo:rsid="0014ebef" style:font-size-asian="1pt" style:font-weight-asian="bold" style:font-size-complex="1pt" style:font-weight-complex="bold"/>
    </style:style>
    <style:style style:name="T2" style:family="text">
      <style:text-properties fo:font-variant="normal" fo:text-transform="none" fo:color="#404040" fo:letter-spacing="normal" fo:language="en" fo:country="US" fo:font-style="normal" style:text-underline-style="none" fo:font-weight="bold" officeooo:rsid="0014ebef" style:font-weight-asian="bold" style:font-weight-complex="bold"/>
    </style:style>
    <style:style style:name="T3" style:family="text">
      <style:text-properties fo:language="en" fo:country="US" style:text-underline-style="none" officeooo:rsid="0014ebef" style:font-size-asian="1pt" style:font-size-complex="1pt"/>
    </style:style>
    <style:style style:name="T4" style:family="text">
      <style:text-properties fo:language="en" fo:country="US" style:text-underline-style="none" officeooo:rsid="0014ebef"/>
    </style:style>
    <style:style style:name="T5" style:family="text">
      <style:text-properties fo:font-weight="bold" officeooo:rsid="0016c3b1" style:font-weight-asian="bold" style:font-weight-complex="bold"/>
    </style:style>
    <style:style style:name="T6" style:family="text">
      <style:text-properties officeooo:rsid="0016c3b1"/>
    </style:style>
    <style:style style:name="T7" style:family="text">
      <style:text-properties officeooo:rsid="0018f56d"/>
    </style:style>
    <style:style style:name="T8" style:family="text">
      <style:text-properties officeooo:rsid="00190d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age</text:p>
      <text:p text:style-name="P2"/>
      <text:p text:style-name="P4"><text:span text:style-name="T4">2 robots: </text:span><text:span text:style-name="T2">Dexter Industries GoPiGo3</text:span></text:p>
      <text:p text:style-name="P2">Game: One robot is running away, another is chasing it.</text:p>
      <text:p text:style-name="P2"/>
      <text:p text:style-name="P2">Objective: </text:p>
      <text:p text:style-name="P2">- One robot <text:span text:style-name="T6">(</text:span><text:span text:style-name="T5">A</text:span><text:span text:style-name="T6">) </text:span>should be able to run away, avoiding obstacles (distance sensor?). Recognition of the environment (to only do that in the lab; later). <text:span text:style-name="T6">Unpredictable movement.</text:span></text:p>
      <text:p text:style-name="P2">- Another robot <text:span text:style-name="T6">(</text:span><text:span text:style-name="T5">B</text:span><text:span text:style-name="T6">) </text:span>should catch the second one. Image recognition of the first <text:span text:style-name="T7">robot</text:span> (target). Avoiding obstacles (distance sensor?). Recognition of the environment (to only do that in the lab; later). Optimal policy (<text:span text:style-name="T6">catch faster; A*? Dijkstra?</text:span>)</text:p>
      <text:p text:style-name="P2"/>
      <text:p text:style-name="P3">Recognizing the first robot: <text:span text:style-name="T7">Open CV.</text:span></text:p>
      <text:p text:style-name="P3"/>
      <text:p text:style-name="P3">Steps:</text:p>
      <text:p text:style-name="P3">1) Program robot A. Make it move, avoiding obstacles.</text:p>
      <text:p text:style-name="P3">2) Robot B. <text:span text:style-name="T7">Recognize</text:span> a flag of a certain color on robot A<text:span text:style-name="T8">(?)</text:span>. Avoiding obstacles.</text:p>
      <text:p text:style-name="P3">3) Unpredictable movement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Liberation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Liberation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Liberation Sans1" style:font-family-asian="'Liberation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12:37:16.542521208</meta:creation-date>
    <dc:date>2019-06-03T14:17:53.629557595</dc:date>
    <meta:editing-duration>PT8M7S</meta:editing-duration>
    <meta:editing-cycles>4</meta:editing-cycles>
    <meta:generator>LibreOffice/6.1.0.3$Linux_X86_64 LibreOffice_project/10$Build-3</meta:generator>
    <meta:document-statistic meta:table-count="0" meta:image-count="0" meta:object-count="0" meta:page-count="1" meta:paragraph-count="11" meta:word-count="117" meta:character-count="731" meta:non-whitespace-character-count="624"/>
  </office:meta>
</office:document-meta>
</file>